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9cm" table:align="margins"/>
    </style:style>
    <style:style style:name="Tableau8.A" style:family="table-column">
      <style:table-column-properties style:column-width="4.207cm" style:rel-column-width="29025*"/>
    </style:style>
    <style:style style:name="Tableau8.B" style:family="table-column">
      <style:table-column-properties style:column-width="5.292cm" style:rel-column-width="36510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91cm" table:align="margins"/>
    </style:style>
    <style:style style:name="Tableau2.A" style:family="table-column">
      <style:table-column-properties style:column-width="8.491cm" style:rel-column-width="6553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79cm"/>
    </style:style>
    <style:style style:name="Tableau5.B" style:family="table-column">
      <style:table-column-properties style:column-width="1.614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2.09cm"/>
    </style:style>
    <style:style style:name="Tableau5.E" style:family="table-column">
      <style:table-column-properties style:column-width="1.508cm"/>
    </style:style>
    <style:style style:name="Tableau5.F" style:family="table-column">
      <style:table-column-properties style:column-width="2.5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12.806cm"/>
    </style:style>
    <style:style style:name="Tableau9.B" style:family="table-column">
      <style:table-column-properties style:column-width="2.99cm"/>
    </style:style>
    <style:style style:name="Tableau9.C" style:family="table-column">
      <style:table-column-properties style:column-width="3.016cm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6.404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9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0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1" style:family="paragraph" style:parent-style-name="Table_20_Contents">
      <style:text-properties officeooo:paragraph-rsid="0127376b"/>
    </style:style>
    <style:style style:name="P12" style:family="paragraph" style:parent-style-name="Table_20_Contents">
      <style:text-properties officeooo:paragraph-rsid="01413cf1"/>
    </style:style>
    <style:style style:name="P13" style:family="paragraph" style:parent-style-name="Table_20_Contents">
      <style:text-properties officeooo:paragraph-rsid="016645f0"/>
    </style:style>
    <style:style style:name="P14" style:family="paragraph" style:parent-style-name="Header">
      <style:text-properties officeooo:paragraph-rsid="015932d2"/>
    </style:style>
    <style:style style:name="P15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893ae1"/>
    </style:style>
    <style:style style:name="P18" style:family="paragraph" style:parent-style-name="Standard">
      <style:text-properties officeooo:paragraph-rsid="018e80d3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5" style:family="paragraph" style:parent-style-name="Table_20_Contents">
      <style:paragraph-properties style:shadow="none">
        <style:tab-stops/>
      </style:paragraph-properties>
      <style:text-properties officeooo:rsid="0174d7c9" officeooo:paragraph-rsid="0180c6ec"/>
    </style:style>
    <style:style style:name="P26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7" style:family="paragraph" style:parent-style-name="Table_20_Heading">
      <style:text-properties officeooo:paragraph-rsid="011fd901"/>
    </style:style>
    <style:style style:name="P28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29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0" style:family="paragraph" style:parent-style-name="Table_20_Heading">
      <style:paragraph-properties fo:text-align="center" style:justify-single-word="false"/>
      <style:text-properties officeooo:paragraph-rsid="018e3091"/>
    </style:style>
    <style:style style:name="P31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2" style:family="paragraph" style:parent-style-name="Table_20_Heading">
      <style:paragraph-properties fo:text-align="center" style:justify-single-word="false"/>
      <style:text-properties officeooo:rsid="01145009" officeooo:paragraph-rsid="018d03db"/>
    </style:style>
    <style:style style:name="P33" style:family="paragraph" style:parent-style-name="Table_20_Heading">
      <style:text-properties officeooo:paragraph-rsid="0190345c"/>
    </style:style>
    <style:style style:name="P34" style:family="paragraph" style:parent-style-name="Table_20_Heading">
      <style:text-properties officeooo:paragraph-rsid="0190cb8f"/>
    </style:style>
    <style:style style:name="P35" style:family="paragraph" style:parent-style-name="Table_20_Heading">
      <style:text-properties officeooo:paragraph-rsid="0190cce0"/>
    </style:style>
    <style:style style:name="P36" style:family="paragraph" style:parent-style-name="Table_20_Heading">
      <style:text-properties officeooo:rsid="00690d64" officeooo:paragraph-rsid="019292a6"/>
    </style:style>
    <style:style style:name="P37" style:family="paragraph" style:parent-style-name="Table_20_Heading">
      <style:text-properties officeooo:paragraph-rsid="01946a27"/>
    </style:style>
    <style:style style:name="P38" style:family="paragraph" style:parent-style-name="Table_20_Main_20_Content_20_Right">
      <style:text-properties officeooo:paragraph-rsid="011930c8"/>
    </style:style>
    <style:style style:name="P39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0" style:family="paragraph" style:parent-style-name="Small_20_new_20_line">
      <style:text-properties officeooo:paragraph-rsid="016645f0"/>
    </style:style>
    <style:style style:name="P41" style:family="paragraph" style:parent-style-name="Table_20_Header_20_center">
      <style:text-properties officeooo:paragraph-rsid="019ba886"/>
    </style:style>
    <style:style style:name="P42" style:family="paragraph" style:parent-style-name="Table_20_Totals_20_Header">
      <style:text-properties officeooo:paragraph-rsid="00eaae7a"/>
    </style:style>
    <style:style style:name="P43" style:family="paragraph" style:parent-style-name="Table_20_Main_20_Subtotal">
      <style:text-properties officeooo:paragraph-rsid="0199ca36"/>
    </style:style>
    <style:style style:name="P44" style:family="paragraph" style:parent-style-name="Table_20_Main_20_Header">
      <style:text-properties officeooo:paragraph-rsid="0197cffe"/>
    </style:style>
    <style:style style:name="P45" style:family="paragraph" style:parent-style-name="Table_20_Main_20_Header">
      <style:text-properties officeooo:paragraph-rsid="0197da6f"/>
    </style:style>
    <style:style style:name="P46" style:family="paragraph" style:parent-style-name="Table_20_Main_20_Header">
      <style:text-properties officeooo:paragraph-rsid="01989989"/>
    </style:style>
    <style:style style:name="P47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48" style:family="paragraph" style:parent-style-name="Text_20_body">
      <style:text-properties officeooo:paragraph-rsid="0182aac9"/>
    </style:style>
    <style:style style:name="P49" style:family="paragraph" style:parent-style-name="Text_20_body">
      <style:text-properties officeooo:paragraph-rsid="01a4d5e9"/>
    </style:style>
    <style:style style:name="P50" style:family="paragraph" style:parent-style-name="Text_20_body">
      <style:text-properties officeooo:paragraph-rsid="01a67222"/>
    </style:style>
    <style:style style:name="P51" style:family="paragraph" style:parent-style-name="Heading_20_1">
      <style:text-properties officeooo:paragraph-rsid="01899624"/>
    </style:style>
    <style:style style:name="P52" style:family="paragraph" style:parent-style-name="Heading_20_1">
      <style:text-properties officeooo:paragraph-rsid="018d03db"/>
    </style:style>
    <style:style style:name="P5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73df77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1b205e" style:font-size-asian="11pt" style:font-size-complex="11pt"/>
    </style:style>
    <style:style style:name="T7" style:family="text">
      <style:text-properties style:font-name="Arial1" officeooo:rsid="012e50a9"/>
    </style:style>
    <style:style style:name="T8" style:family="text">
      <style:text-properties style:font-name="Arial1" officeooo:rsid="013c3d96"/>
    </style:style>
    <style:style style:name="T9" style:family="text">
      <style:text-properties style:font-name="Arial1" fo:font-size="10pt" officeooo:rsid="0073df77" style:font-size-asian="10pt" style:font-size-complex="10pt"/>
    </style:style>
    <style:style style:name="T10" style:family="text">
      <style:text-properties officeooo:rsid="007f9a8a"/>
    </style:style>
    <style:style style:name="T11" style:family="text">
      <style:text-properties officeooo:rsid="00815d5c"/>
    </style:style>
    <style:style style:name="T12" style:family="text">
      <style:text-properties officeooo:rsid="00816e9b"/>
    </style:style>
    <style:style style:name="T13" style:family="text">
      <style:text-properties officeooo:rsid="00de494d"/>
    </style:style>
    <style:style style:name="T14" style:family="text">
      <style:text-properties officeooo:rsid="013c3d96"/>
    </style:style>
    <style:style style:name="T15" style:family="text">
      <style:text-properties officeooo:rsid="013c3d96" fo:background-color="#ff3333" loext:char-shading-value="0"/>
    </style:style>
    <style:style style:name="T16" style:family="text">
      <style:text-properties officeooo:rsid="013f1478"/>
    </style:style>
    <style:style style:name="T17" style:family="text">
      <style:text-properties officeooo:rsid="0141ba70"/>
    </style:style>
    <style:style style:name="T18" style:family="text">
      <style:text-properties officeooo:rsid="0141d345"/>
    </style:style>
    <style:style style:name="T19" style:family="text">
      <style:text-properties officeooo:rsid="01424748"/>
    </style:style>
    <style:style style:name="T20" style:family="text">
      <style:text-properties officeooo:rsid="01445978"/>
    </style:style>
    <style:style style:name="T21" style:family="text">
      <style:text-properties officeooo:rsid="01465a79"/>
    </style:style>
    <style:style style:name="T22" style:family="text">
      <style:text-properties officeooo:rsid="0148462c"/>
    </style:style>
    <style:style style:name="T23" style:family="text">
      <style:text-properties officeooo:rsid="014acc83"/>
    </style:style>
    <style:style style:name="T24" style:family="text">
      <style:text-properties officeooo:rsid="015fe2fb"/>
    </style:style>
    <style:style style:name="T25" style:family="text">
      <style:text-properties officeooo:rsid="01625571"/>
    </style:style>
    <style:style style:name="T26" style:family="text">
      <style:text-properties officeooo:rsid="01629c56"/>
    </style:style>
    <style:style style:name="T27" style:family="text">
      <style:text-properties officeooo:rsid="01641d7b"/>
    </style:style>
    <style:style style:name="T28" style:family="text">
      <style:text-properties officeooo:rsid="01641f9e"/>
    </style:style>
    <style:style style:name="T29" style:family="text">
      <style:text-properties officeooo:rsid="01841002"/>
    </style:style>
    <style:style style:name="T30" style:family="text">
      <style:text-properties officeooo:rsid="00d936c0"/>
    </style:style>
    <style:style style:name="T31" style:family="text">
      <style:text-properties officeooo:rsid="018b7c1f"/>
    </style:style>
    <style:style style:name="T32" style:family="text">
      <style:text-properties officeooo:rsid="00e64da8"/>
    </style:style>
    <style:style style:name="T33" style:family="text">
      <style:text-properties officeooo:rsid="018d03db"/>
    </style:style>
    <style:style style:name="T34" style:family="text">
      <style:text-properties officeooo:rsid="018e80d3"/>
    </style:style>
    <style:style style:name="T35" style:family="text">
      <style:text-properties officeooo:rsid="018fdc8f"/>
    </style:style>
    <style:style style:name="T36" style:family="text">
      <style:text-properties officeooo:rsid="01354b24"/>
    </style:style>
    <style:style style:name="T37" style:family="text">
      <style:text-properties officeooo:rsid="0190345c"/>
    </style:style>
    <style:style style:name="T38" style:family="text">
      <style:text-properties officeooo:rsid="00e39ed2"/>
    </style:style>
    <style:style style:name="T39" style:family="text">
      <style:text-properties officeooo:rsid="00e4a803"/>
    </style:style>
    <style:style style:name="T40" style:family="text">
      <style:text-properties officeooo:rsid="01946a27"/>
    </style:style>
    <style:style style:name="T41" style:family="text">
      <style:text-properties officeooo:rsid="014ff3df"/>
    </style:style>
    <style:style style:name="T42" style:family="text">
      <style:text-properties officeooo:rsid="00ddb3e2"/>
    </style:style>
    <style:style style:name="T43" style:family="text">
      <style:text-properties officeooo:rsid="01087980"/>
    </style:style>
    <style:style style:name="T44" style:family="text">
      <style:text-properties officeooo:rsid="00de1ea2"/>
    </style:style>
    <style:style style:name="T45" style:family="text">
      <style:text-properties officeooo:rsid="00e835df"/>
    </style:style>
    <style:style style:name="T46" style:family="text">
      <style:text-properties officeooo:rsid="00fb5c7a"/>
    </style:style>
    <style:style style:name="T47" style:family="text">
      <style:text-properties officeooo:rsid="019c12eb"/>
    </style:style>
    <style:style style:name="T48" style:family="text">
      <style:text-properties officeooo:rsid="00ea1218"/>
    </style:style>
    <style:style style:name="T49" style:family="text">
      <style:text-properties officeooo:rsid="00eaae7a"/>
    </style:style>
    <style:style style:name="T50" style:family="text">
      <style:text-properties officeooo:rsid="00eac614"/>
    </style:style>
    <style:style style:name="T51" style:family="text">
      <style:text-properties officeooo:rsid="019fb1d4"/>
    </style:style>
    <style:style style:name="T52" style:family="text">
      <style:text-properties officeooo:rsid="01a0ee28"/>
    </style:style>
    <style:style style:name="T53" style:family="text">
      <style:text-properties officeooo:rsid="01a34143"/>
    </style:style>
    <style:style style:name="T54" style:family="text">
      <style:text-properties officeooo:rsid="01a4d5e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</text:user-field-decls>
      <text:p text:style-name="P53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3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30">with="o=obj.with_context(lang=lang)"</text:span></text:a></text:p>
      <text:p text:style-name="P23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1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51">with="doc_name=o.state in ('sale', 'done') and (lang=='fr_FR' and u'Accusé de réception de commande' or u'Order Acknowledgement') or (lang=='fr_FR' and u'Devis' or u'Quotation')"</text:span></text:a></text:p>
      <text:p text:style-name="P19"><text:a xlink:type="simple" xlink:href="py3o://if=%22o.state%20!=%20'cancel'%22" text:style-name="Internet_20_link" text:visited-style-name="Visited_20_Internet_20_Link"><text:span text:style-name="T31">if="o.state != 'cancel'"</text:span></text:a></text:p>
      <text:h text:style-name="P51" text:outline-level="1"><text:user-field-get text:name="py3o.doc_name">Document Name</text:user-field-get> <text:user-field-get text:name="py3o.o.name">Order Number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cancel'%22" text:style-name="Internet_20_link" text:visited-style-name="Visited_20_Internet_20_Link"><text:span text:style-name="T8">if="o.state == 'cancel'"</text:span></text:a></text:p>
      <text:h text:style-name="P52" text:outline-level="1"><text:user-field-get text:name="py3o.doc_name">Document Name</text:user-field-get> <text:span text:style-name="T15">annulé</text:span><text:span text:style-name="T14"> </text:span>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Small_20_new_20_line"/>
      <text:p text:style-name="P18"><text:a xlink:type="simple" xlink:href="py3o://with=%22customer_ref_label=lang=='fr_FR'%20and%20u'N°%20client%20:'%20or%20u'Customer%20Number:'%22" text:style-name="Internet_20_link" text:visited-style-name="Visited_20_Internet_20_Link"><text:span text:style-name="T34">with="customer_ref_label=lang=='fr_FR' and u'N° client :' or u'Customer Number:'"</text:span></text:a></text:p>
      <text:p text:style-name="P18"><text:a xlink:type="simple" xlink:href="py3o://with=%22customer_vat_label=lang=='fr_FR'%20and%20u'N°%20TVA%20:'%20or%20u'VAT%20Number:'%22" text:style-name="Internet_20_link" text:visited-style-name="Visited_20_Internet_20_Link"><text:span text:style-name="T35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30"><text:a xlink:type="simple" xlink:href="py3o://function=%22lang=='fr_FR'%20and%20u'''Adresse%20de%20l'acheteur'''%20or%20u'Buyer%20Address'%22" text:style-name="Internet_20_link" text:visited-style-name="Visited_20_Internet_20_Link"><text:span text:style-name="T52">function="lang=='fr_FR' and u'''Adresse de l'acheteur''' or u'Buyer Address'"</text:span></text:a></text:p>
          </table:table-cell>
          <table:table-cell table:style-name="Tableau1.B1" office:value-type="string">
            <text:p text:style-name="P28"/>
          </table:table-cell>
          <table:table-cell table:style-name="Tableau1.A1" office:value-type="string">
            <text:p text:style-name="P32"><text:a xlink:type="simple" xlink:href="py3o://function=%22lang=='fr_FR'%20and%20u'Adresse%20de%20livraison'%20or%20u'Delivery%20Address'%22" text:style-name="Internet_20_link" text:visited-style-name="Visited_20_Internet_20_Link"><text:span text:style-name="T32">function="lang=='fr_FR' and u'Adresse de livraison' or u'Delivery Address'"</text:span></text:a></text:p>
          </table:table-cell>
          <table:table-cell table:style-name="Tableau1.B1" office:value-type="string">
            <text:p text:style-name="P31"/>
          </table:table-cell>
          <table:table-cell table:style-name="Tableau1.A1" office:value-type="string">
            <text:p text:style-name="P29"><text:a xlink:type="simple" xlink:href="py3o://function=%22lang=='fr_FR'%20and%20u'Adresse%20de%20facturation'%20or%20u'Invoice%20Address'%22" text:style-name="Internet_20_link" text:visited-style-name="Visited_20_Internet_20_Link"><text:span text:style-name="T33">function="lang=='fr_FR' and u'Adresse de facturation' or u'Invoice Address'"</text:span></text:a>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24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user-field-get text:name="py3o.customer_ref_label">Customer Ref Label</text:user-field-get>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3">if="o.commercial_partner_id.vat"</text:span></text:a></text:p>
            <text:p text:style-name="P6"><text:user-field-get text:name="py3o.customer_vat_label">Customer VAT Label</text:user-field-get>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1" office:value-type="string">
            <text:p text:style-name="P6"/>
          </table:table-cell>
          <table:table-cell table:style-name="Tableau1.C2" office:value-type="string">
            <text:p text:style-name="P11"><text:a xlink:type="simple" xlink:href="py3o://for=%22sline%20in%20o.partner_shipping_id._display_full_address().split('%5Cn')%22" text:style-name="Internet_20_link" text:visited-style-name="Visited_20_Internet_20_Link"><text:span text:style-name="T25">for="sline in o.partner_shipping_id._display_full_address().split('\n')"</text:span></text:a></text:p>
            <text:p text:style-name="P11"><text:user-field-get text:name="py3o.sline">Address Line Dest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1.B1" office:value-type="string">
            <text:p text:style-name="P11"/>
          </table:table-cell>
          <table:table-cell table:style-name="Tableau1.E2" office:value-type="string">
            <text:p text:style-name="P11"><text:a xlink:type="simple" xlink:href="py3o://for=%22iline%20in%20o.partner_invoice_id._display_full_address().split('%5Cn')%22" text:style-name="Internet_20_link" text:visited-style-name="Visited_20_Internet_20_Link"><text:span text:style-name="T26">for="iline in o.partner_invoice_id._display_full_address().split('\n')"</text:span></text:a></text:p>
            <text:p text:style-name="P11"><text:user-field-get text:name="py3o.iline">Address Line Invoice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3"><text:a xlink:type="simple" xlink:href="py3o://function=%22lang=='fr_FR'%20and%20u'Date%20du%20devis'%20or%20u'Quotation%20Date'%22" text:style-name="Internet_20_link" text:visited-style-name="Visited_20_Internet_20_Link"><text:span text:style-name="T37">function="lang=='fr_FR' and u'Date du devis' or u'Quotation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7"><text:a xlink:type="simple" xlink:href="py3o://function=%22lang=='fr_FR'%20and%20u'Date%20de%20fin%20de%20validité'%20or%20u'Expiry%20Date'%22" text:style-name="Internet_20_link" text:visited-style-name="Visited_20_Internet_20_Link"><text:span text:style-name="T40">function="lang=='fr_FR' and u'Date de fin de validité' or u'Expiry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4"><text:a xlink:type="simple" xlink:href="py3o://function=%22lang=='fr_FR'%20and%20u'Date%20de%20commande'%20or%20u'Order%20Date'%22" text:style-name="Internet_20_link" text:visited-style-name="Visited_20_Internet_20_Link"><text:span text:style-name="T36">function="lang=='fr_FR' and u'Date de commande' or u'Order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5"><text:a xlink:type="simple" xlink:href="py3o://function=%22lang=='fr_FR'%20and%20u'Conditions%20de%20paiement'%20or%20u'Payment%20Terms'%22" text:style-name="Internet_20_link" text:visited-style-name="Visited_20_Internet_20_Link"><text:span text:style-name="T38">function="lang=='fr_FR' and u'Conditions de paiement' or u'Payment Terms'"</text:span></text:a>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6"><text:a xlink:type="simple" xlink:href="py3o://function=%22lang=='fr_FR'%20and%20u'Votre%20référence'%20or%20u'Your%20Reference'%22" text:style-name="Internet_20_link" text:visited-style-name="Visited_20_Internet_20_Link"><text:span text:style-name="T39">function="lang=='fr_FR' and u'Votre référence' or u'Your Reference'"</text:span></text:a>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incoterm%22" text:style-name="Internet_20_link" text:visited-style-name="Visited_20_Internet_20_Link">if="o.incoterm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7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<text:a xlink:type="simple" xlink:href="py3o://function=%22lang=='fr_FR'%20and%20u'Contact%20commercial'%20or%20u'Sales%20Contact'%22" text:style-name="Internet_20_link" text:visited-style-name="Visited_20_Internet_20_Link">function="lang=='fr_FR' and u'Contact commercial' or u'Sales Contact'"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27">for="userline in o.user_id.partner_id._display_full_address(details=['phone', 'mobile', 'email'], without_company=True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49"><text:a xlink:type="simple" xlink:href="py3o:///with" text:style-name="Internet_20_link" text:visited-style-name="Visited_20_Internet_20_Link"><text:span text:style-name="T54">/with</text:span></text:a></text:p>
      <text:p text:style-name="P49"><text:a xlink:type="simple" xlink:href="py3o:///with" text:style-name="Internet_20_link" text:visited-style-name="Visited_20_Internet_20_Link"><text:span text:style-name="T54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4"><text:a xlink:type="simple" xlink:href="py3o://function=%22lang=='fr_FR'%20and%20u'Quantité'%20or%20u'Quantity'%22" text:style-name="Internet_20_link" text:visited-style-name="Visited_20_Internet_20_Link"><text:span text:style-name="T41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4"><text:a xlink:type="simple" xlink:href="py3o://function=%22lang=='fr_FR'%20and%20u'Prix%20unitaire'%20or%20u'Unit%20Price'%22" text:style-name="Internet_20_link" text:visited-style-name="Visited_20_Internet_20_Link"><text:span text:style-name="T42">function="lang=='fr_FR' and u'Prix unitaire' or u'Unit Price'"</text:span></text:a></text:p>
            </table:table-cell>
            <table:table-cell table:style-name="Tableau5.E1" office:value-type="string">
              <text:p text:style-name="P46"><text:a xlink:type="simple" xlink:href="py3o://function=%22o.has_discount%20and%20(lang=='fr_FR'%20and%20u'Remise'%20or%20u'Disc.')%20or%20''%22" text:style-name="Internet_20_link" text:visited-style-name="Visited_20_Internet_20_Link"><text:span text:style-name="T44">function="o.has_discount and (lang=='fr_FR' and u'Remise' or u'Disc.') or ''"</text:span></text:a></text:p>
            </table:table-cell>
            <table:table-cell table:style-name="Tableau5.F1" office:value-type="string">
              <text:p text:style-name="P45"><text:a xlink:type="simple" xlink:href="py3o://function=%22lang=='fr_FR'%20and%20u'Prix%20HT'%20or%20u'Price%20w/o%20Tax'%22" text:style-name="Internet_20_link" text:visited-style-name="Visited_20_Internet_20_Link"><text:span text:style-name="T43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6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21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8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8"><text:a xlink:type="simple" xlink:href="py3o://for=%22nameline%20in%20l['line'].name.split('%5Cn')%22" text:style-name="Internet_20_link" text:visited-style-name="Visited_20_Internet_20_Link"><text:span text:style-name="T28">for="nameline in l['line'].name.split('\n')"</text:span></text:a></text:p>
            <text:p text:style-name="P12"><text:user-field-get text:name="py3o.nameline">Order Line Description</text:user-field-get></text:p>
            <text:p text:style-name="P12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20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17">function="formatLang(l['line'].price_unit, monetary=True, currency_obj=o.currency_id)"</text:span></text:a></text:p>
          </table:table-cell>
          <table:table-cell table:style-name="Tableau5.E4" office:value-type="string">
            <text:p text:style-name="P38"><text:a xlink:type="simple" xlink:href="py3o://if=%22l['line'].discount%22" text:style-name="Internet_20_link" text:visited-style-name="Visited_20_Internet_20_Link"><text:span text:style-name="T17">if="l['line'].discount"</text:span></text:a></text:p>
            <text:p text:style-name="P38"><text:a xlink:type="simple" xlink:href="py3o://function=%22formatLang(l['line'].discount,%20dp='Discount')%20+%20'%25'%22" text:style-name="Internet_20_link" text:visited-style-name="Visited_20_Internet_20_Link"><text:span text:style-name="T18">function="formatLang(l['line'].discount, dp='Discount') + '%'"</text:span></text:a></text:p>
            <text:p text:style-name="P38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19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8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8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8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9"><text:a xlink:type="simple" xlink:href="py3o://if=%22'subtotal'%20in%20l%22" text:style-name="Internet_20_link" text:visited-style-name="Visited_20_Internet_20_Link"><text:span text:style-name="T23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8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3"><text:a xlink:type="simple" xlink:href="py3o://function=%22lang=='fr_FR'%20and%20u'Sous-total'%20or%20u'Sub-Total'%22" text:style-name="Internet_20_link" text:visited-style-name="Visited_20_Internet_20_Link"><text:span text:style-name="T45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10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8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8">function="lang=='fr_FR' and u'Total HT' or u'Net total'"</text:span></text:a></text:p>
          </table:table-cell>
          <table:table-cell table:style-name="Tableau9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2">function="formatLang(o.amount_untaxed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P42"><text:a xlink:type="simple" xlink:href="py3o://function=%22lang=='fr_FR'%20and%20u'Total%20taxes'%20or%20u'Tax%20Total'%22" text:style-name="Internet_20_link" text:visited-style-name="Visited_20_Internet_20_Link"><text:span text:style-name="T49">function="lang=='fr_FR' and u'Total taxes' or u'Tax Total'"</text:span></text:a></text:p>
          </table:table-cell>
          <table:table-cell table:style-name="Tableau9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1">function="formatLang(o.amount_tax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50">function="lang=='fr_FR' and u'Total TTC' or u'Total'"</text:span></text:a></text:p>
          </table:table-cell>
          <table:table-cell table:style-name="Tableau9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0">function="formatLang(o.amount_total, monetary=True, currency_obj=o.currency_id)</text:span></text:a></text:p>
          </table:table-cell>
        </table:table-row>
      </table:table>
      <text:p text:style-name="Small_20_new_20_line"/>
      <text:p text:style-name="P22"><text:a xlink:type="simple" xlink:href="py3o://if=%22o.note%22" text:style-name="Internet_20_link" text:visited-style-name="Visited_20_Internet_20_Link"><text:span text:style-name="T7">if="o.note"</text:span></text:a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a xlink:type="simple" xlink:href="py3o://for=%22commentline%20in%20o.note.split('%5Cn')%22" text:style-name="Internet_20_link" text:visited-style-name="Visited_20_Internet_20_Link"><text:span text:style-name="T29">for="commentline in o.note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P24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6"><text:a xlink:type="simple" xlink:href="py3o://with=%22bank_label=lang=='fr_FR'%20and%20u'Banque%20:'%20or%20u'Bank:'%22" text:style-name="Internet_20_link" text:visited-style-name="Visited_20_Internet_20_Link"><text:span text:style-name="T6">with="bank_label=lang=='fr_FR' and u'Banque :' or u'Bank: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1"><text:a xlink:type="simple" xlink:href="py3o://function=%22lang=='fr_FR'%20and%20u'Règlement'%20or%20u'Payment'%22" text:style-name="Internet_20_link" text:visited-style-name="Visited_20_Internet_20_Link"><text:span text:style-name="T46">function="lang=='fr_FR' and u'Règlement' or u'Payment'"</text:span></text:a></text:p>
          </table:table-cell>
          <table:table-cell table:style-name="Tableau11.B1" office:value-type="string">
            <text:p text:style-name="P13"><text:a xlink:type="simple" xlink:href="py3o://function=%22lang=='fr_FR'%20and%20u'Par%20virement%20sur%20le%20compte%20suivant :'%20or%20u'By%20wire%20transfer%20on%20the%20following%20bank%20account:'%22" text:style-name="Internet_20_link" text:visited-style-name="Visited_20_Internet_20_Link"><text:span text:style-name="T47">function="lang=='fr_FR' and u'Par virement sur le compte suivant :' or u'By wire transfer on the following bank account:'"</text:span></text:a></text:p>
            <text:p text:style-name="P25"><text:span text:style-name="T9">IBAN : </text:span><text:span text:style-name="T9"><text:user-field-get text:name="py3o.o.payment_mode_id.fixed_journal_id.bank_account_id.acc_number">IBAN</text:user-field-get></text:span><text:span text:style-name="T9"> - BIC : </text:span><text:span text:style-name="T9"><text:user-field-get text:name="py3o.o.payment_mode_id.fixed_journal_id.bank_account_id.bank_id.bic">BIC</text:user-field-get></text:span><text:span text:style-name="T9"> - </text:span><text:span text:style-name="T9"><text:user-field-get text:name="py3o.bank_label">Bank Label</text:user-field-get></text:span><text:span text:style-name="T9"> </text:span><text:span text:style-name="T9"><text:user-field-get text:name="py3o.o.payment_mode_id.fixed_journal_id.bank_account_id.bank_id.name">Bank Name</text:user-field-get></text:span></text:p>
          </table:table-cell>
        </table:table-row>
      </table:table>
      <text:p text:style-name="P40"/>
      <text:p text:style-name="P50"><text:a xlink:type="simple" xlink:href="py3o:///with" text:style-name="Internet_20_link" text:visited-style-name="Visited_20_Internet_20_Link"><text:span text:style-name="T54">/with</text:span></text:a></text:p>
      <text:p text:style-name="P48"><text:a xlink:type="simple" xlink:href="py3o:///if" text:style-name="Internet_20_link" text:visited-style-name="Visited_20_Internet_20_Link">/if</text:a></text:p>
      <text:p text:style-name="P47"/>
      <text:p text:style-name="P48"><text:a xlink:type="simple" xlink:href="py3o:///with" text:style-name="Internet_20_link" text:visited-style-name="Visited_20_Internet_20_Link"><text:span text:style-name="T54">/with</text:span></text:a></text:p>
      <text:p text:style-name="P49"><text:a xlink:type="simple" xlink:href="py3o:///with" text:style-name="Internet_20_link" text:visited-style-name="Visited_20_Internet_20_Link"><text:span text:style-name="T54">/with</text:span></text:a></text:p>
      <text:p text:style-name="P49"><text:a xlink:type="simple" xlink:href="py3o:///with" text:style-name="Internet_20_link" text:visited-style-name="Visited_20_Internet_20_Link"><text:span text:style-name="T54">/with</text:span></text:a></text:p>
      <text:p text:style-name="P48"><text:a xlink:type="simple" xlink:href="py3o:///for" text:style-name="Internet_20_link" text:visited-style-name="Visited_20_Internet_20_Link"><text:span text:style-name="T5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8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32d2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3T14:31:28.668162802</dc:date>
    <meta:editing-duration>PT16H12M1S</meta:editing-duration>
    <meta:editing-cycles>427</meta:editing-cycles>
    <meta:generator>LibreOffice/5.1.4.2$Linux_X86_64 LibreOffice_project/10m0$Build-2</meta:generator>
    <meta:document-statistic meta:table-count="9" meta:image-count="0" meta:object-count="0" meta:page-count="5" meta:paragraph-count="117" meta:word-count="423" meta:character-count="4538" meta:non-whitespace-character-count="4231"/>
  </office:meta>
</office:document-meta>
</file>